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3493" officeooo:paragraph-rsid="001b3493"/>
    </style:style>
    <style:style style:name="P2" style:family="paragraph" style:parent-style-name="Text_20_body" style:list-style-name="L1">
      <style:text-properties officeooo:rsid="001b3493" officeooo:paragraph-rsid="001b3493"/>
    </style:style>
    <style:style style:name="P3" style:family="paragraph" style:parent-style-name="Text_20_body" style:list-style-name="L2">
      <style:text-properties officeooo:rsid="001b3493" officeooo:paragraph-rsid="001b3493"/>
    </style:style>
    <style:style style:name="T1" style:family="text">
      <style:text-properties officeooo:rsid="001b83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IBControls</text:h>
      <text:p text:style-name="P1">IBX 1.2 introduces a new Component Palette entry "Firebird Data Controls". This has three new data aware controls dependent on IBX and which make use of the SQL Parser also introduced in IBX 1.2. </text:p>
      <text:p text:style-name="P1"><text:s/>These are: </text:p>
      <text:list xml:id="list1976968478790107451" text:style-name="L1">
        <text:list-item>
          <text:p text:style-name="P2">TIBLookupComboEditBox </text:p>
        </text:list-item>
        <text:list-item>
          <text:p text:style-name="P2">TIBDynamicGrid </text:p>
        </text:list-item>
        <text:list-item>
          <text:p text:style-name="P2">TIBTreeview </text:p>
        </text:list-item>
      </text:list>
      <text:p text:style-name="P1">TIBLookupComboEditBox is a TDBLookupComboBox descendent that implements "autocomplete" of typed in text and "autoinsert" of new entries. Autocomplete uses SQL manipulation to revise the available list and restrict it to items that are prefixed by the typed text (either case sensitive or case insenstive). Autoinsert allows a newly typed entry to be added to the list dataset and included in the available list items. </text:p>
      <text:p text:style-name="P1">TIBDynamicGrid is a TDBGrid descendent that provides for: </text:p>
      <text:list xml:id="list7596989320080876229" text:style-name="L2">
        <text:list-item>
          <text:p text:style-name="P3">automatic resizing of selected columns to fill the available row length </text:p>
        </text:list-item>
        <text:list-item>
          <text:p text:style-name="P3">automatic positioning and sizing of a "totals" control, typically at the column footer, on a per column basis. </text:p>
        </text:list-item>
        <text:list-item>
          <text:p text:style-name="P3">DataSet resorting on header row click, sorting the dataset by the selected column. A second click on the same header cell reversed the sort order. </text:p>
        </text:list-item>
        <text:list-item>
          <text:p text:style-name="P3">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3">Reselection of the same row following resorting. </text:p>
        </text:list-item>
        <text:list-item>
          <text:p text:style-name="P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TIBTreeView is a data aware T<text:span text:style-name="T1">C</text:span>ustomTreeView.</text:p>
      <text:p text:style-name="P1">Examples are provided to illustrate the use of the new contro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0:54:51.661109376</meta:creation-date>
    <dc:date>2015-02-25T11:20:48.303312746</dc:date>
    <dc:creator>Tony Whyman</dc:creator>
    <meta:editing-duration>P0D</meta:editing-duration>
    <meta:editing-cycles>2</meta:editing-cycles>
    <meta:generator>LibreOffice/4.2.7.2$Linux_X86_64 LibreOffice_project/420m0$Build-2</meta:generator>
    <meta:document-statistic meta:table-count="0" meta:image-count="0" meta:object-count="0" meta:page-count="1" meta:paragraph-count="16" meta:word-count="307" meta:character-count="1906" meta:non-whitespace-character-count="1610"/>
  </office:meta>
</office:document-meta>
</file>